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89cm"/>
    </style:style>
    <style:style style:name="gr9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102cm" svg:stroke-color="#000000" draw:fill="none" draw:fill-color="#ffffff" fo:min-height="0.508cm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false" fo:min-height="0cm" fo:min-width="0.033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standard">
      <style:graphic-properties svg:stroke-width="0cm" draw:marker-start-width="0.048cm" draw:marker-end-width="0.048cm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svg:stroke-width="0cm" svg:stroke-color="#00000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cm" svg:stroke-color="#000000" draw:fill="none" draw:textarea-vertical-align="middle"/>
    </style:style>
    <style:style style:name="gr16" style:family="graphic" style:parent-style-name="standard">
      <style:graphic-properties svg:stroke-width="0.102cm" svg:stroke-color="#000000" draw:marker-start-width="0.352cm" draw:marker-end-width="0.352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cm" svg:stroke-color="#000000" draw:textarea-vertical-align="middle"/>
    </style:style>
    <style:style style:name="P1" style:family="paragraph">
      <style:paragraph-properties fo:text-align="center"/>
      <style:text-properties fo:font-family="Inconsolata" style:font-pitch="fixed" fo:font-size="12pt" style:font-size-asian="12pt" style:font-size-complex="12pt"/>
    </style:style>
    <style:style style:name="P2" style:family="paragraph">
      <style:text-properties fo:font-family="Inconsolata" style:font-pitch="fixed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Inconsolata" style:font-pitch="fixed"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paragraph-properties fo:text-align="center"/>
      <style:text-properties fo:font-family="Inconsolata" style:font-pitch="fixed" fo:font-size="10pt" style:font-size-asian="10pt" style:font-size-complex="10pt"/>
    </style:style>
    <style:style style:name="T1" style:family="text">
      <style:text-properties fo:font-family="Inconsolata" style:font-pitch="fixed"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1.651cm" svg:height="0.635cm" svg:x="2.778cm" svg:y="2.778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905cm" svg:height="1.143cm" svg:x="14.335cm" svg:y="1.635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429cm" svg:height="2.159cm" svg:x="8.747cm" svg:y="0.873cm">
          <text:p text:style-name="P1">Book_Categ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1.905cm" svg:height="0.89cm" svg:x="1.635cm" svg:y="6.968cm">
          <text:p text:style-name="P1">Author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286cm" svg:height="0.889cm" svg:x="11.668cm" svg:y="4.556cm">
          <text:p text:style-name="P1">Publis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159cm" svg:height="0.889cm" svg:x="6.969cm" svg:y="16.621cm">
          <text:p text:style-name="P1">C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032cm" svg:height="1.016cm" svg:x="2.197cm" svg:y="19.923cm">
          <text:p text:style-name="P1">CartI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905cm" svg:height="1.016cm" svg:x="6.206cm" svg:y="7.858cm">
          <text:p text:style-name="P1">Order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xml:id="id19" draw:id="id19" draw:layer="layout" svg:width="2.54cm" svg:height="1.016cm" svg:x="15.478cm" svg:y="6.969cm">
          <text:p text:style-name="P1">OrderI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524cm" svg:height="0.889cm" svg:x="7.096cm" svg:y="11.668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.794cm" svg:height="1.016cm" svg:x="11.033cm" svg:y="12.303cm">
          <text:p text:style-name="P1">UserAddr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1.778cm" svg:height="0.889cm" svg:x="13.446cm" svg:y="18.399cm">
          <text:p text:style-name="P1">Billi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398cm" svg:x1="4.429cm" svg:y1="3.095cm" svg:x2="8.747cm" svg:y2="1.953cm" draw:start-shape="id1" draw:start-glue-point="1" draw:end-shape="id2" draw:end-glue-point="5" svg:d="m4429 3095h3556v-1142h762">
          <text:p/>
        </draw:connector>
        <draw:connector draw:style-name="gr3" draw:text-style-name="P1" draw:layer="layout" svg:x1="12.176cm" svg:y1="1.953cm" svg:x2="14.335cm" svg:y2="2.206cm" draw:start-shape="id2" draw:start-glue-point="7" draw:end-shape="id3" draw:end-glue-point="3" svg:d="m12176 1953h1079v253h1080">
          <text:p/>
        </draw:connector>
        <draw:frame draw:style-name="gr4" draw:text-style-name="P2" draw:layer="layout" svg:width="0.635cm" svg:height="0.762cm" svg:x="7.477cm" svg:y="2.397cm">
          <draw:text-box>
            <text:p text:style-name="P2">M</text:p>
          </draw:text-box>
        </draw:frame>
        <draw:frame draw:style-name="gr5" draw:text-style-name="P2" draw:layer="layout" svg:width="0.635cm" svg:height="1.012cm" svg:x="12.43cm" svg:y="2.02cm">
          <draw:text-box>
            <text:p text:style-name="P2">N</text:p>
          </draw:text-box>
        </draw:frame>
        <draw:custom-shape draw:style-name="gr1" draw:text-style-name="P1" xml:id="id4" draw:id="id4" draw:layer="layout" svg:width="3.302cm" svg:height="1.651cm" svg:x="1.762cm" svg:y="4.175cm">
          <text:p text:style-name="P3"><text:span text:style-name="T1">Book_Auth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.603cm" svg:y1="3.413cm" svg:x2="3.413cm" svg:y2="4.175cm" draw:start-shape="id1" draw:start-glue-point="2" draw:end-shape="id4" draw:end-glue-point="4" svg:d="m3603 3413v380h-190v382">
          <text:p/>
        </draw:connector>
        <draw:connector draw:style-name="gr3" draw:text-style-name="P1" draw:layer="layout" svg:x1="3.413cm" svg:y1="5.826cm" svg:x2="2.587cm" svg:y2="6.968cm" draw:start-shape="id4" draw:start-glue-point="6" draw:end-shape="id5" draw:end-glue-point="0" svg:d="m3413 5826v571h-826v571">
          <text:p/>
        </draw:connector>
        <draw:custom-shape draw:style-name="gr1" draw:text-style-name="P1" xml:id="id6" draw:id="id6" draw:layer="layout" svg:width="3.683cm" svg:height="2.032cm" svg:x="6.08cm" svg:y="4.048cm">
          <text:p text:style-name="P1">Book_Publis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s" svg:x1="4.429cm" svg:y1="3.095cm" svg:x2="6.08cm" svg:y2="5.064cm" draw:start-shape="id1" draw:start-glue-point="1" draw:end-shape="id6" draw:end-glue-point="5" svg:d="m4429 3095h500l649 1969h502">
          <text:p/>
        </draw:connector>
        <draw:connector draw:style-name="gr7" draw:text-style-name="P1" draw:layer="layout" draw:type="lines" svg:x1="9.763cm" svg:y1="5.064cm" svg:x2="11.668cm" svg:y2="5cm" draw:start-shape="id6" draw:start-glue-point="7" draw:end-shape="id7" svg:d="m9763 5064h501l903-64h501">
          <text:p/>
        </draw:connector>
        <draw:frame draw:style-name="gr4" draw:text-style-name="P2" draw:layer="layout" svg:width="0.635cm" svg:height="0.762cm" svg:x="3.54cm" svg:y="3.54cm">
          <draw:text-box>
            <text:p text:style-name="P2">M</text:p>
          </draw:text-box>
        </draw:frame>
        <draw:frame draw:style-name="gr4" draw:text-style-name="P2" draw:layer="layout" svg:width="0.635cm" svg:height="0.762cm" svg:x="5.318cm" svg:y="3.921cm">
          <draw:text-box>
            <text:p text:style-name="P2">M</text:p>
          </draw:text-box>
        </draw:frame>
        <draw:frame draw:style-name="gr5" draw:text-style-name="P2" draw:layer="layout" svg:width="1.397cm" svg:height="1.012cm" svg:x="3.286cm" svg:y="5.826cm">
          <draw:text-box>
            <text:p text:style-name="P2">N</text:p>
          </draw:text-box>
        </draw:frame>
        <draw:frame draw:style-name="gr8" draw:text-style-name="P2" draw:layer="layout" svg:width="0.889cm" svg:height="1.139cm" svg:x="10.144cm" svg:y="4.56cm">
          <draw:text-box>
            <text:p text:style-name="P2"><text:span text:style-name="T1">1</text:span></text:p>
          </draw:text-box>
        </draw:frame>
        <draw:custom-shape draw:style-name="gr1" draw:text-style-name="P1" xml:id="id9" draw:id="id9" draw:layer="layout" svg:width="3.048cm" svg:height="1.27cm" svg:x="6.334cm" svg:y="14.081cm">
          <text:p text:style-name="P1">User_C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s" svg:x1="7.858cm" svg:y1="12.557cm" svg:x2="7.858cm" svg:y2="14.081cm" draw:start-shape="id8" draw:start-glue-point="2" draw:end-shape="id9" draw:end-glue-point="4" svg:d="m7858 12557v500 523 501">
          <text:p/>
        </draw:connector>
        <draw:connector draw:style-name="gr6" draw:text-style-name="P1" draw:layer="layout" draw:type="lines" svg:x1="7.858cm" svg:y1="15.351cm" svg:x2="8.048cm" svg:y2="16.621cm" draw:start-shape="id9" draw:start-glue-point="6" draw:end-shape="id10" draw:end-glue-point="0" svg:d="m7858 15351v502l190 266v502">
          <text:p/>
        </draw:connector>
        <draw:custom-shape draw:style-name="gr1" draw:text-style-name="P1" xml:id="id11" draw:id="id11" draw:layer="layout" svg:width="4.191cm" svg:height="2.032cm" svg:x="5.499cm" svg:y="19.542cm">
          <text:p text:style-name="P1">Cart_CartIt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s" svg:x1="8.048cm" svg:y1="17.51cm" svg:x2="7.595cm" svg:y2="19.542cm" draw:start-shape="id10" draw:start-glue-point="2" draw:end-shape="id11" draw:end-glue-point="4" svg:d="m8048 17510v500l-453 1031v501">
          <text:p/>
        </draw:connector>
        <draw:connector draw:style-name="gr6" draw:text-style-name="P1" draw:layer="layout" draw:type="lines" svg:x1="7.595cm" svg:y1="21.574cm" svg:x2="4.229cm" svg:y2="20.431cm" draw:start-shape="id11" draw:start-glue-point="6" draw:end-shape="id12" draw:end-glue-point="1" svg:d="m7595 21574v502l-2865-1645h-501">
          <text:p/>
        </draw:connector>
        <draw:custom-shape draw:style-name="gr1" draw:text-style-name="P1" xml:id="id18" draw:id="id18" draw:layer="layout" svg:width="2.921cm" svg:height="1.27cm" svg:x="3.286cm" svg:y="13.319cm">
          <text:p text:style-name="P1">Cart_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6" draw:id="id16" draw:layer="layout" svg:width="4.191cm" svg:height="1.651cm" svg:x="8.239cm" svg:y="9.128cm">
          <text:p text:style-name="P1">User_UserAddr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5" draw:id="id15" draw:layer="layout" svg:width="4.191cm" svg:height="1.651cm" svg:x="9.636cm" svg:y="7.35cm">
          <text:p text:style-name="P1">Order_OrderIte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2.54cm" svg:height="1.651cm" svg:x="2.143cm" svg:y="8.112cm">
          <text:p text:style-name="P1">Order_Us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7.096cm" svg:y1="12.112cm" svg:x2="3.413cm" svg:y2="9.763cm" draw:start-shape="id8" draw:start-glue-point="3" draw:end-shape="id13" draw:end-glue-point="6" svg:d="m7096 12112h-501l-3182-1848v-501">
          <text:p/>
        </draw:connector>
        <draw:connector draw:style-name="gr6" draw:text-style-name="P1" draw:layer="layout" draw:type="lines" svg:x1="4.683cm" svg:y1="8.938cm" svg:x2="6.207cm" svg:y2="8.366cm" draw:start-shape="id13" draw:start-glue-point="7" draw:end-shape="id14" draw:end-glue-point="3" svg:d="m4683 8938h502l521-572h501">
          <text:p/>
        </draw:connector>
        <draw:connector draw:style-name="gr6" draw:text-style-name="P1" draw:layer="layout" draw:type="lines" svg:x1="8.112cm" svg:y1="8.366cm" svg:x2="9.636cm" svg:y2="8.176cm" draw:start-shape="id14" draw:start-glue-point="1" draw:end-shape="id15" draw:end-glue-point="5" svg:d="m8112 8366h501l521-190h502">
          <text:p/>
        </draw:connector>
        <draw:connector draw:style-name="gr7" draw:text-style-name="P1" draw:layer="layout" draw:type="lines" draw:line-skew="0cm -0.006cm" svg:x1="7.858cm" svg:y1="11.668cm" svg:x2="8.239cm" svg:y2="9.954cm" draw:start-shape="id8" draw:start-glue-point="0" draw:end-shape="id16" draw:end-glue-point="5" svg:d="m7858 11668v-502l-127-1212h508">
          <text:p/>
        </draw:connector>
        <draw:connector draw:style-name="gr6" draw:text-style-name="P1" draw:layer="layout" draw:type="lines" svg:x1="10.335cm" svg:y1="10.779cm" svg:x2="12.43cm" svg:y2="12.303cm" draw:start-shape="id16" draw:start-glue-point="6" draw:end-shape="id17" draw:end-glue-point="0" svg:d="m10335 10779v501l2095 522v501">
          <text:p/>
        </draw:connector>
        <draw:connector draw:style-name="gr9" draw:text-style-name="P1" draw:layer="layout" draw:type="lines" svg:x1="6.969cm" svg:y1="17.065cm" svg:x2="6.207cm" svg:y2="13.954cm" draw:start-shape="id10" draw:start-glue-point="3" svg:d="m6969 17065h-502l-260-3111v0">
          <text:p/>
        </draw:connector>
        <draw:connector draw:style-name="gr7" draw:text-style-name="P1" draw:layer="layout" draw:type="lines" svg:x1="4.747cm" svg:y1="13.319cm" svg:x2="7.159cm" svg:y2="8.874cm" draw:start-shape="id18" draw:start-glue-point="4" draw:end-shape="id14" draw:end-glue-point="2" svg:d="m4747 13319v-501l2412-3443v-501">
          <text:p/>
        </draw:connector>
        <draw:connector draw:style-name="gr6" draw:text-style-name="P1" draw:layer="layout" draw:type="lines" svg:x1="13.827cm" svg:y1="8.176cm" svg:x2="15.478cm" svg:y2="7.477cm" draw:start-shape="id15" draw:start-glue-point="7" draw:end-shape="id19" draw:end-glue-point="3" svg:d="m13827 8176h501l649-699h501">
          <text:p/>
        </draw:connector>
        <draw:custom-shape draw:style-name="gr1" draw:text-style-name="P1" xml:id="id21" draw:id="id21" draw:layer="layout" svg:width="4.191cm" svg:height="1.27cm" svg:x="10.525cm" svg:y="14.443cm">
          <text:p text:style-name="P1">User_Bill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s" svg:x1="14.335cm" svg:y1="18.399cm" svg:x2="12.621cm" svg:y2="15.713cm" draw:start-shape="id20" draw:start-glue-point="0" svg:d="m14335 18399v-502l-1714-2184v0">
          <text:p/>
        </draw:connector>
        <draw:connector draw:style-name="gr7" draw:text-style-name="P1" draw:layer="layout" draw:type="lines" svg:x1="10.525cm" svg:y1="15.078cm" svg:x2="8.62cm" svg:y2="12.112cm" draw:start-shape="id21" draw:start-glue-point="5" draw:end-shape="id8" draw:end-glue-point="1" svg:d="m10525 15078h-502l-902-2966h-501">
          <text:p/>
        </draw:connector>
        <draw:custom-shape draw:style-name="gr1" draw:text-style-name="P1" xml:id="id25" draw:id="id25" draw:layer="layout" svg:width="5.207cm" svg:height="1.651cm" svg:x="15.478cm" svg:y="14.335cm">
          <text:p text:style-name="P1">Billing_UserAddr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2" draw:id="id22" draw:layer="layout" svg:width="2.032cm" svg:height="0.762cm" svg:x="7.531cm" svg:y="23.225cm">
          <text:p text:style-name="P1">Invent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4" draw:id="id24" draw:layer="layout" svg:width="3.429cm" svg:height="1.143cm" svg:x="15.383cm" svg:y="25.765cm">
          <text:p text:style-name="P1">InventoryOr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6.477cm" svg:height="1.905cm" svg:x="14.113cm" svg:y="22.463cm">
          <text:p text:style-name="P1">Inventory_Inventory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s" svg:x1="8.547cm" svg:y1="23.987cm" svg:x2="14.113cm" svg:y2="23.415cm" draw:start-shape="id22" draw:start-glue-point="2" draw:end-shape="id23" svg:d="m8547 23987v501l5064-1073h502">
          <text:p/>
        </draw:connector>
        <draw:connector draw:style-name="gr6" draw:text-style-name="P1" draw:layer="layout" draw:type="lines" svg:x1="17.352cm" svg:y1="24.368cm" svg:x2="17.097cm" svg:y2="25.765cm" draw:start-shape="id23" draw:start-glue-point="6" draw:end-shape="id24" svg:d="m17352 24368v501l-255 394v502">
          <text:p/>
        </draw:connector>
        <draw:connector draw:style-name="gr7" draw:text-style-name="P1" draw:layer="layout" draw:type="lines" svg:x1="13.827cm" svg:y1="12.811cm" svg:x2="18.082cm" svg:y2="14.335cm" draw:start-shape="id17" draw:start-glue-point="1" draw:end-shape="id25" draw:end-glue-point="4" svg:d="m13827 12811h501l3754 1022v502">
          <text:p/>
        </draw:connector>
        <draw:connector draw:style-name="gr6" draw:text-style-name="P1" draw:layer="layout" draw:type="lines" svg:x1="18.082cm" svg:y1="15.986cm" svg:x2="15.224cm" svg:y2="18.843cm" draw:start-shape="id25" draw:start-glue-point="6" draw:end-shape="id20" draw:end-glue-point="1" svg:d="m18082 15986v501l-2357 2356h-501">
          <text:p/>
        </draw:connector>
        <draw:custom-shape draw:style-name="gr1" draw:text-style-name="P1" xml:id="id26" draw:id="id26" draw:layer="layout" svg:width="3.683cm" svg:height="1.143cm" svg:x="1.943cm" svg:y="23.098cm">
          <text:p text:style-name="P1">Book_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s" svg:x1="7.531cm" svg:y1="23.606cm" svg:x2="5.626cm" svg:y2="23.67cm" draw:start-shape="id22" draw:start-glue-point="3" draw:end-shape="id26" draw:end-glue-point="7" svg:d="m7531 23606h-501l-903 64h-501">
          <text:p/>
        </draw:connector>
        <draw:connector draw:style-name="gr2" draw:text-style-name="P1" draw:layer="layout" draw:line-skew="8.002cm -1.022cm" svg:x1="3.784cm" svg:y1="23.098cm" svg:x2="2.778cm" svg:y2="3.095cm" draw:start-shape="id26" draw:start-glue-point="4" draw:end-shape="id1" draw:end-glue-point="3" svg:d="m3784 23098v-1841h-2530v-18162h1524">
          <text:p/>
        </draw:connector>
        <draw:frame draw:style-name="gr4" draw:text-style-name="P2" draw:layer="layout" svg:width="1.143cm" svg:height="0.762cm" svg:x="4.683cm" svg:y="8.112cm">
          <draw:text-box>
            <text:p text:style-name="P2">M</text:p>
          </draw:text-box>
        </draw:frame>
        <draw:frame draw:style-name="gr10" draw:text-style-name="P2" draw:layer="layout" svg:width="0.508cm" svg:height="0.86cm" svg:x="8.747cm" svg:y="7.35cm">
          <draw:text-box>
            <text:p text:style-name="P2"><text:span text:style-name="T1">1</text:span></text:p>
          </draw:text-box>
        </draw:frame>
        <draw:frame draw:style-name="gr10" draw:text-style-name="P2" draw:layer="layout" svg:width="0.508cm" svg:height="0.86cm" svg:x="4.429cm" svg:y="10.017cm">
          <draw:text-box>
            <text:p text:style-name="P2"><text:span text:style-name="T1">1</text:span></text:p>
          </draw:text-box>
        </draw:frame>
        <draw:frame draw:style-name="gr4" draw:text-style-name="P2" draw:layer="layout" svg:width="1.143cm" svg:height="0.762cm" svg:x="13.954cm" svg:y="7.223cm">
          <draw:text-box>
            <text:p text:style-name="P2">M</text:p>
          </draw:text-box>
        </draw:frame>
        <draw:frame draw:style-name="gr4" draw:text-style-name="P2" draw:layer="layout" svg:width="1.143cm" svg:height="0.762cm" svg:x="11.795cm" svg:y="10.906cm">
          <draw:text-box>
            <text:p text:style-name="P2">M</text:p>
          </draw:text-box>
        </draw:frame>
        <draw:frame draw:style-name="gr10" draw:text-style-name="P2" draw:layer="layout" svg:width="0.508cm" svg:height="0.86cm" svg:x="7.477cm" svg:y="9.255cm">
          <draw:text-box>
            <text:p text:style-name="P2"><text:span text:style-name="T1">1</text:span></text:p>
          </draw:text-box>
        </draw:frame>
        <draw:frame draw:style-name="gr10" draw:text-style-name="P2" draw:layer="layout" svg:width="0.508cm" svg:height="0.86cm" svg:x="7.985cm" svg:y="17.891cm">
          <draw:text-box>
            <text:p text:style-name="P2"><text:span text:style-name="T1">1</text:span></text:p>
          </draw:text-box>
        </draw:frame>
        <draw:frame draw:style-name="gr10" draw:text-style-name="P2" draw:layer="layout" svg:width="0.508cm" svg:height="0.86cm" svg:x="6.207cm" svg:y="15.78cm">
          <draw:text-box>
            <text:p text:style-name="P2"><text:span text:style-name="T1">1</text:span></text:p>
          </draw:text-box>
        </draw:frame>
        <draw:frame draw:style-name="gr10" draw:text-style-name="P2" draw:layer="layout" svg:width="0.508cm" svg:height="0.86cm" svg:x="4.81cm" svg:y="11.443cm">
          <draw:text-box>
            <text:p text:style-name="P2"><text:span text:style-name="T1">1</text:span></text:p>
          </draw:text-box>
        </draw:frame>
        <draw:frame draw:style-name="gr10" draw:text-style-name="P2" draw:layer="layout" svg:width="0.508cm" svg:height="0.86cm" svg:x="9.382cm" svg:y="14.081cm">
          <draw:text-box>
            <text:p text:style-name="P2"><text:span text:style-name="T1">1</text:span></text:p>
          </draw:text-box>
        </draw:frame>
        <draw:frame draw:style-name="gr11" draw:text-style-name="P2" draw:layer="layout" svg:width="0.816cm" svg:height="0.781cm" svg:x="12.811cm" svg:y="16.729cm">
          <draw:text-box>
            <text:p text:style-name="P2">M</text:p>
          </draw:text-box>
        </draw:frame>
        <draw:frame draw:style-name="gr10" draw:text-style-name="P2" draw:layer="layout" svg:width="0.508cm" svg:height="0.86cm" svg:x="15.605cm" svg:y="12.332cm">
          <draw:text-box>
            <text:p text:style-name="P2"><text:span text:style-name="T1">1</text:span></text:p>
          </draw:text-box>
        </draw:frame>
        <draw:frame draw:style-name="gr10" draw:text-style-name="P2" draw:layer="layout" svg:width="1.651cm" svg:height="0.86cm" svg:x="17.256cm" svg:y="16.142cm">
          <draw:text-box>
            <text:p text:style-name="P2"><text:span text:style-name="T1">M</text:span></text:p>
          </draw:text-box>
        </draw:frame>
        <draw:frame draw:style-name="gr10" draw:text-style-name="P2" draw:layer="layout" svg:width="0.508cm" svg:height="0.86cm" svg:x="17.891cm" svg:y="13.446cm">
          <draw:text-box>
            <text:p text:style-name="P2"><text:span text:style-name="T1">1</text:span></text:p>
          </draw:text-box>
        </draw:frame>
        <draw:frame draw:style-name="gr12" draw:text-style-name="P2" draw:layer="layout" svg:width="0.816cm" svg:height="0.781cm" svg:x="4.883cm" svg:y="20.812cm">
          <draw:text-box>
            <text:p text:style-name="P2">M</text:p>
          </draw:text-box>
        </draw:frame>
        <draw:frame draw:style-name="gr12" draw:text-style-name="P2" draw:layer="layout" svg:width="0.816cm" svg:height="0.781cm" svg:x="17.288cm" svg:y="24.857cm">
          <draw:text-box>
            <text:p text:style-name="P2">M</text:p>
          </draw:text-box>
        </draw:frame>
        <draw:frame draw:style-name="gr10" draw:text-style-name="P2" draw:layer="layout" svg:width="0.508cm" svg:height="0.86cm" svg:x="14.081cm" svg:y="21.984cm">
          <draw:text-box>
            <text:p text:style-name="P2"><text:span text:style-name="T1">1</text:span></text:p>
          </draw:text-box>
        </draw:frame>
        <draw:frame draw:style-name="gr12" draw:text-style-name="P2" draw:layer="layout" svg:width="0.816cm" svg:height="0.781cm" svg:x="6.134cm" svg:y="23.714cm">
          <draw:text-box>
            <text:p text:style-name="P2">1</text:p>
          </draw:text-box>
        </draw:frame>
        <draw:frame draw:style-name="gr12" draw:text-style-name="P2" draw:layer="layout" svg:width="0.816cm" svg:height="0.781cm" svg:x="1.508cm" svg:y="22.571cm">
          <draw:text-box>
            <text:p text:style-name="P2">1</text:p>
          </draw:text-box>
        </draw:frame>
        <draw:custom-shape draw:style-name="gr13" draw:text-style-name="P4" xml:id="id32" draw:id="id32" draw:layer="layout" svg:width="1.143cm" svg:height="0.508cm" svg:x="1.127cm" svg:y="2.016cm">
          <text:p text:style-name="P4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28" draw:id="id28" draw:layer="layout" svg:width="1.143cm" svg:height="0.508cm" svg:x="1.956cm" svg:y="1.43cm">
          <text:p text:style-name="P5">ISB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1" draw:id="id31" draw:layer="layout" svg:width="2.794cm" svg:height="0.762cm" svg:x="3.159cm" svg:y="1.127cm">
          <text:p text:style-name="P5">published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27" draw:id="id27" draw:layer="layout" svg:width="1.143cm" svg:height="0.635cm" svg:x="2.778cm" svg:y="1.889cm">
          <text:p text:style-name="P1"><text:span text:style-name="T3">Co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0" draw:id="id30" draw:layer="layout" svg:width="1.397cm" svg:height="0.762cm" svg:x="6.08cm" svg:y="1.381cm">
          <text:p text:style-name="P1"><text:span text:style-name="T3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xml:id="id29" draw:id="id29" draw:layer="layout" draw:type="curve" svg:x1="3.35cm" svg:y1="2.524cm" svg:x2="3.603cm" svg:y2="2.778cm" draw:start-shape="id27" draw:start-glue-point="8" draw:end-shape="id1" draw:end-glue-point="0" svg:d="m3350 2524c0 190 253 64 253 254">
          <text:p/>
        </draw:connector>
        <draw:connector draw:style-name="gr15" draw:text-style-name="P5" draw:layer="layout" draw:type="curve" svg:x1="2.528cm" svg:y1="1.938cm" svg:x2="3.476cm" svg:y2="2.651cm" draw:start-shape="id28" draw:start-glue-point="8" draw:end-shape="id29" draw:end-glue-point="0" svg:d="m2528 1938c0 476 316 713 948 713">
          <text:p/>
        </draw:connector>
        <draw:connector draw:style-name="gr15" draw:text-style-name="P5" draw:layer="layout" draw:type="curve" svg:x1="6.08cm" svg:y1="1.762cm" svg:x2="3.476cm" svg:y2="2.651cm" draw:start-shape="id30" draw:start-glue-point="6" draw:end-shape="id29" draw:end-glue-point="0" svg:d="m6080 1762c-1858 0-557 889-2604 889">
          <text:p/>
        </draw:connector>
        <draw:connector draw:style-name="gr15" draw:text-style-name="P5" draw:layer="layout" draw:type="curve" svg:x1="4.556cm" svg:y1="1.889cm" svg:x2="3.603cm" svg:y2="2.778cm" draw:start-shape="id31" draw:start-glue-point="8" draw:end-shape="id1" draw:end-glue-point="0" svg:d="m4556 1889c0 667-953 223-953 889">
          <text:p/>
        </draw:connector>
        <draw:connector draw:style-name="gr15" draw:text-style-name="P5" draw:layer="layout" draw:type="curve" svg:x1="2.103cm" svg:y1="2.45cm" svg:x2="3.603cm" svg:y2="2.778cm" draw:start-shape="id32" draw:start-glue-point="9" draw:end-shape="id1" draw:end-glue-point="0" svg:d="m2103 2450c0 864-1478 576-1478-179s2978-1387 2978 507">
          <text:p/>
        </draw:connector>
        <draw:custom-shape draw:style-name="gr14" draw:text-style-name="P4" xml:id="id34" draw:id="id34" draw:layer="layout" svg:width="1.143cm" svg:height="0.635cm" svg:x="16.875cm" svg:y="3.286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3" draw:id="id33" draw:layer="layout" svg:width="1.397cm" svg:height="0.635cm" svg:x="17.637cm" svg:y="2.016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7.637cm" svg:y1="2.334cm" svg:x2="16.24cm" svg:y2="2.206cm" draw:start-shape="id33" draw:start-glue-point="6" draw:end-shape="id3" svg:d="m17637 2334c-1048 0-350-128-1397-128">
          <text:p/>
        </draw:connector>
        <draw:connector draw:style-name="gr15" draw:text-style-name="P5" draw:layer="layout" draw:type="curve" svg:x1="16.875cm" svg:y1="3.604cm" svg:x2="15.287cm" svg:y2="2.778cm" draw:start-shape="id34" draw:start-glue-point="6" draw:end-shape="id3" svg:d="m16875 3604c-1059 0-1588-275-1588-826">
          <text:p/>
        </draw:connector>
        <draw:custom-shape draw:style-name="gr14" draw:text-style-name="P4" xml:id="id42" draw:id="id42" draw:layer="layout" svg:width="1.143cm" svg:height="0.635cm" svg:x="6.842cm" svg:y="6.207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37" draw:id="id37" draw:layer="layout" svg:width="1.143cm" svg:height="0.635cm" svg:x="4.683cm" svg:y="6.207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1" draw:id="id41" draw:layer="layout" svg:width="1.143cm" svg:height="0.635cm" svg:x="13.827cm" svg:y="5.826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35" draw:id="id35" draw:layer="layout" svg:width="1.143cm" svg:height="0.635cm" svg:x="14.97cm" svg:y="3.921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5.137cm" svg:y1="4.463cm" svg:x2="13.954cm" svg:y2="5cm" draw:start-shape="id35" draw:start-glue-point="7" draw:end-shape="id7" draw:end-glue-point="1" svg:d="m15137 4463c0 891-338 742-443 654s22-117-740-117">
          <text:p/>
        </draw:connector>
        <draw:custom-shape draw:style-name="gr14" draw:text-style-name="P5" xml:id="id39" draw:id="id39" draw:layer="layout" svg:width="1.27cm" svg:height="0.508cm" svg:x="13.7cm" svg:y="3.667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40" draw:id="id40" draw:layer="layout" svg:width="1.397cm" svg:height="0.635cm" svg:x="10.525cm" svg:y="3.413cm">
          <text:p text:style-name="P5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8" draw:id="id38" draw:layer="layout" svg:width="1.524cm" svg:height="0.635cm" svg:x="4.683cm" svg:y="5.445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36" draw:id="id36" draw:layer="layout" svg:width="2.413cm" svg:height="0.889cm" svg:x="4.426cm" svg:y="6.865cm">
          <text:p text:style-name="P5">birth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4.426cm" svg:y1="7.309cm" svg:x2="3.54cm" svg:y2="7.413cm" draw:start-shape="id36" draw:start-glue-point="6" draw:end-shape="id5" draw:end-glue-point="1" svg:d="m4426 7309c-666 0-223 104-886 104">
          <text:p/>
        </draw:connector>
        <draw:connector draw:style-name="gr15" draw:text-style-name="P5" draw:layer="layout" draw:type="lines" svg:x1="4.683cm" svg:y1="6.525cm" svg:x2="3.54cm" svg:y2="7.413cm" draw:start-shape="id37" draw:start-glue-point="6" draw:end-shape="id5" draw:end-glue-point="1" svg:d="m4683 6525h-502l-141 888h-500">
          <text:p/>
        </draw:connector>
        <draw:connector draw:style-name="gr15" draw:text-style-name="P5" draw:layer="layout" draw:type="lines" svg:x1="4.683cm" svg:y1="5.763cm" svg:x2="3.54cm" svg:y2="7.413cm" draw:start-shape="id38" draw:start-glue-point="6" draw:end-shape="id5" draw:end-glue-point="1" svg:d="m4683 5763h-501l-142 1650h-500">
          <text:p/>
        </draw:connector>
        <draw:connector draw:style-name="gr15" draw:text-style-name="P5" draw:layer="layout" draw:type="lines" svg:x1="13.7cm" svg:y1="3.921cm" svg:x2="12.811cm" svg:y2="4.556cm" draw:start-shape="id39" draw:start-glue-point="6" draw:end-shape="id7" draw:end-glue-point="0" svg:d="m13700 3921h-501l-388 133v502">
          <text:p/>
        </draw:connector>
        <draw:connector draw:style-name="gr15" draw:text-style-name="P5" draw:layer="layout" draw:type="lines" svg:x1="11.224cm" svg:y1="4.048cm" svg:x2="12.811cm" svg:y2="4.556cm" draw:start-shape="id40" draw:start-glue-point="8" draw:end-shape="id7" draw:end-glue-point="0" svg:d="m11224 4048v501l1587-495v502">
          <text:p/>
        </draw:connector>
        <draw:connector draw:style-name="gr15" draw:text-style-name="P5" draw:layer="layout" draw:type="lines" svg:x1="14.399cm" svg:y1="6.461cm" svg:x2="16.748cm" svg:y2="6.969cm" draw:start-shape="id41" draw:start-glue-point="8" draw:end-shape="id19" draw:end-glue-point="0" svg:d="m14399 6461v501l2349-494v501">
          <text:p/>
        </draw:connector>
        <draw:connector draw:style-name="gr15" draw:text-style-name="P5" draw:layer="layout" draw:type="lines" svg:x1="7.414cm" svg:y1="6.842cm" svg:x2="7.159cm" svg:y2="7.858cm" draw:start-shape="id42" draw:start-glue-point="8" draw:end-shape="id14" draw:end-glue-point="0" svg:d="m7414 6842v501l-255 14v501">
          <text:p/>
        </draw:connector>
        <draw:custom-shape draw:style-name="gr14" draw:text-style-name="P5" xml:id="id44" draw:id="id44" draw:layer="layout" svg:width="1.397cm" svg:height="0.762cm" svg:x="4.61cm" svg:y="18.761cm">
          <text:p text:style-name="P5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3" draw:id="id43" draw:layer="layout" svg:width="1.143cm" svg:height="0.635cm" svg:x="3.921cm" svg:y="17.256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5.064cm" svg:y1="17.574cm" svg:x2="6.969cm" svg:y2="17.065cm" draw:start-shape="id43" draw:start-glue-point="10" draw:end-shape="id10" draw:end-glue-point="3" svg:d="m5064 17574c1428 0 476-509 1905-509">
          <text:p/>
        </draw:connector>
        <draw:connector draw:style-name="gr15" draw:text-style-name="P5" draw:layer="layout" draw:type="curve" svg:x1="6.007cm" svg:y1="19.142cm" svg:x2="6.969cm" svg:y2="17.065cm" draw:start-shape="id44" draw:start-glue-point="10" draw:end-shape="id10" draw:end-glue-point="3" svg:d="m6007 19142c751 0 501-1007 481-1007s-272-1070 481-1070">
          <text:p/>
        </draw:connector>
        <draw:custom-shape draw:style-name="gr14" draw:text-style-name="P4" xml:id="id50" draw:id="id50" draw:layer="layout" svg:width="1.143cm" svg:height="0.635cm" svg:x="9.763cm" svg:y="11.668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9" draw:id="id49" draw:layer="layout" svg:width="1.143cm" svg:height="0.635cm" svg:x="9.89cm" svg:y="13.573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6" draw:id="id46" draw:layer="layout" svg:width="1.143cm" svg:height="0.635cm" svg:x="15.605cm" svg:y="19.669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7" draw:id="id47" draw:layer="layout" svg:width="1.143cm" svg:height="0.635cm" svg:x="1.508cm" svg:y="19.034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5" draw:id="id45" draw:layer="layout" svg:width="1.143cm" svg:height="0.635cm" svg:x="9.763cm" svg:y="22.209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48" draw:id="id48" draw:layer="layout" svg:width="1.143cm" svg:height="0.635cm" svg:x="19.193cm" svg:y="25.003cm">
          <text:p text:style-name="P5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9.763cm" svg:y1="22.527cm" svg:x2="8.547cm" svg:y2="23.225cm" draw:start-shape="id45" draw:start-glue-point="6" draw:end-shape="id22" draw:end-glue-point="0" svg:d="m9763 22527c-811 0-1216 232-1216 698">
          <text:p/>
        </draw:connector>
        <draw:connector draw:style-name="gr15" draw:text-style-name="P5" draw:layer="layout" draw:type="curve" svg:x1="15.605cm" svg:y1="19.987cm" svg:x2="14.335cm" svg:y2="19.288cm" draw:start-shape="id46" draw:start-glue-point="6" draw:end-shape="id20" draw:end-glue-point="2" svg:d="m15605 19987c-847 0-1270-233-1270-699">
          <text:p/>
        </draw:connector>
        <draw:connector draw:style-name="gr15" draw:text-style-name="P5" draw:layer="layout" draw:type="curve" svg:x1="2.651cm" svg:y1="19.352cm" svg:x2="3.213cm" svg:y2="19.923cm" draw:start-shape="id47" draw:start-glue-point="10" draw:end-shape="id12" draw:end-glue-point="0" svg:d="m2651 19352c375 0 562 190 562 571">
          <text:p/>
        </draw:connector>
        <draw:connector draw:style-name="gr15" draw:text-style-name="P5" draw:layer="layout" draw:type="curve" svg:x1="19.765cm" svg:y1="25.638cm" svg:x2="18.812cm" svg:y2="26.336cm" draw:start-shape="id48" draw:start-glue-point="8" draw:end-shape="id24" draw:end-glue-point="1" svg:d="m19765 25638c0 466-317 698-953 698">
          <text:p/>
        </draw:connector>
        <draw:connector draw:style-name="gr15" draw:text-style-name="P5" xml:id="id73" draw:id="id73" draw:layer="layout" draw:type="curve" svg:x1="11.033cm" svg:y1="13.891cm" svg:x2="12.525cm" svg:y2="13.3cm" draw:start-shape="id49" draw:start-glue-point="10" svg:d="m11033 13891c1495 0 750-591 1492-591">
          <text:p/>
        </draw:connector>
        <draw:connector draw:style-name="gr15" draw:text-style-name="P5" draw:layer="layout" draw:type="curve" svg:x1="9.763cm" svg:y1="11.986cm" svg:x2="8.62cm" svg:y2="12.112cm" draw:start-shape="id50" draw:start-glue-point="6" draw:end-shape="id8" draw:end-glue-point="1" svg:d="m9763 11986c-858 0-287 126-1143 126">
          <text:p/>
        </draw:connector>
        <draw:custom-shape draw:style-name="gr14" draw:text-style-name="P5" xml:id="id52" draw:id="id52" draw:layer="layout" svg:width="1.778cm" svg:height="0.635cm" svg:x="8.039cm" svg:y="21.828cm">
          <text:p text:style-name="P5">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1" draw:id="id51" draw:layer="layout" svg:width="1.524cm" svg:height="0.762cm" svg:x="11.541cm" svg:y="22.463cm">
          <text:p text:style-name="P5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1.541cm" svg:y1="22.844cm" svg:x2="9.563cm" svg:y2="23.606cm" draw:start-shape="id51" draw:start-glue-point="6" draw:end-shape="id22" draw:end-glue-point="1" svg:d="m11541 22844c-1483 0-495 762-1978 762">
          <text:p/>
        </draw:connector>
        <draw:connector draw:style-name="gr15" draw:text-style-name="P5" draw:layer="layout" draw:type="curve" svg:x1="8.928cm" svg:y1="22.463cm" svg:x2="8.547cm" svg:y2="23.225cm" draw:start-shape="id52" draw:start-glue-point="8" draw:end-shape="id22" draw:end-glue-point="0" svg:d="m8928 22463c0 571-381 191-381 762">
          <text:p/>
        </draw:connector>
        <draw:custom-shape draw:style-name="gr14" draw:text-style-name="P5" xml:id="id54" draw:id="id54" draw:layer="layout" svg:width="1.524cm" svg:height="0.762cm" svg:x="12.208cm" svg:y="24.876cm">
          <text:p text:style-name="P5">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5" draw:id="id55" draw:layer="layout" svg:width="2.667cm" svg:height="0.889cm" svg:x="11.573cm" svg:y="25.892cm">
          <text:p text:style-name="P5">orig_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3" draw:id="id53" draw:layer="layout" svg:width="2.413cm" svg:height="0.762cm" svg:x="13.605cm" svg:y="24.368cm">
          <text:p text:style-name="P5">cur_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4.812cm" svg:y1="25.13cm" svg:x2="15.383cm" svg:y2="26.336cm" draw:start-shape="id53" draw:start-glue-point="8" draw:end-shape="id24" draw:end-glue-point="3" svg:d="m14812 25130c0 804 190 1206 571 1206">
          <text:p/>
        </draw:connector>
        <draw:connector draw:style-name="gr15" draw:text-style-name="P5" draw:layer="layout" draw:type="curve" svg:x1="13.732cm" svg:y1="25.257cm" svg:x2="15.383cm" svg:y2="26.336cm" draw:start-shape="id54" draw:start-glue-point="10" draw:end-shape="id24" draw:end-glue-point="3" svg:d="m13732 25257c1239 0 414 1079 1651 1079">
          <text:p/>
        </draw:connector>
        <draw:connector draw:style-name="gr15" draw:text-style-name="P5" draw:layer="layout" draw:type="curve" svg:x1="14.24cm" svg:y1="26.336cm" svg:x2="15.383cm" svg:y2="26.336cm" draw:start-shape="id55" draw:start-glue-point="10" draw:end-shape="id24" draw:end-glue-point="3" svg:d="m14240 26336h1143">
          <text:p/>
        </draw:connector>
        <draw:custom-shape draw:style-name="gr14" draw:text-style-name="P5" xml:id="id56" draw:id="id56" draw:layer="layout" svg:width="1.651cm" svg:height="0.635cm" svg:x="4.937cm" svg:y="22.209cm">
          <text:p text:style-name="P5">quant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5.763cm" svg:y1="22.209cm" svg:x2="3.213cm" svg:y2="20.939cm" draw:start-shape="id56" draw:start-glue-point="4" draw:end-shape="id12" draw:end-glue-point="2" svg:d="m5763 22209c0-952-2550-318-2550-1270">
          <text:p/>
        </draw:connector>
        <draw:custom-shape draw:style-name="gr14" draw:text-style-name="P5" xml:id="id57" draw:id="id57" draw:layer="layout" svg:width="3.175cm" svg:height="1.524cm" svg:x="1.381cm" svg:y="10.652cm">
          <text:p text:style-name="P5">CartItem_Bo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0.508cm" svg:height="0.86cm" svg:x="7.731cm" svg:y="13.065cm">
          <draw:text-box>
            <text:p text:style-name="P2"><text:span text:style-name="T1">1</text:span></text:p>
          </draw:text-box>
        </draw:frame>
        <draw:frame draw:style-name="gr4" draw:text-style-name="P2" draw:layer="layout" svg:width="1.143cm" svg:height="0.762cm" svg:x="8.112cm" svg:y="16.005cm">
          <draw:text-box>
            <text:p text:style-name="P2">M</text:p>
          </draw:text-box>
        </draw:frame>
        <draw:connector draw:style-name="gr16" draw:text-style-name="P5" draw:layer="layout" svg:x1="3.213cm" svg:y1="19.923cm" svg:x2="2.969cm" svg:y2="12.176cm" draw:start-shape="id12" draw:start-glue-point="0" draw:end-shape="id57" draw:end-glue-point="6" svg:d="m3213 19923v-3873h-244v-3874">
          <text:p/>
        </draw:connector>
        <draw:connector draw:style-name="gr17" draw:text-style-name="P5" draw:layer="layout" draw:line-skew="2.985cm -0.768cm" svg:x1="2.969cm" svg:y1="10.652cm" svg:x2="2.778cm" svg:y2="3.095cm" draw:start-shape="id57" draw:start-glue-point="4" draw:end-shape="id1" draw:end-glue-point="3" svg:d="m2969 10652v-635h-1461v-6922h1270">
          <text:p/>
        </draw:connector>
        <draw:custom-shape draw:style-name="gr14" draw:text-style-name="P5" xml:id="id58" draw:id="id58" draw:layer="layout" svg:width="3.556cm" svg:height="1.905cm" svg:x="15.986cm" svg:y="9.001cm">
          <text:p text:style-name="P5">OrderItem_Bo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5" draw:layer="layout" svg:x1="16.748cm" svg:y1="7.985cm" svg:x2="17.764cm" svg:y2="9.001cm" draw:start-shape="id19" draw:start-glue-point="2" draw:end-shape="id58" draw:end-glue-point="4" svg:d="m16748 7985v508h1016v508">
          <text:p/>
        </draw:connector>
        <draw:connector draw:style-name="gr17" draw:text-style-name="P5" draw:layer="layout" draw:line-skew="0.133cm" svg:x1="19.542cm" svg:y1="9.954cm" svg:x2="4.429cm" svg:y2="3.095cm" draw:start-shape="id58" draw:start-glue-point="7" draw:end-shape="id1" draw:end-glue-point="1" svg:d="m19542 9954h635v-6859h-15748">
          <text:p/>
        </draw:connector>
        <draw:frame draw:style-name="gr4" draw:text-style-name="P2" draw:layer="layout" svg:width="1.143cm" svg:height="0.762cm" svg:x="16.621cm" svg:y="8.493cm">
          <draw:text-box>
            <text:p text:style-name="P2">M</text:p>
          </draw:text-box>
        </draw:frame>
        <draw:frame draw:style-name="gr8" draw:text-style-name="P2" draw:layer="layout" svg:width="0.889cm" svg:height="1.139cm" svg:x="19.669cm" svg:y="5.576cm">
          <draw:text-box>
            <text:p text:style-name="P2"><text:span text:style-name="T1">1</text:span></text:p>
          </draw:text-box>
        </draw:frame>
        <draw:frame draw:style-name="gr12" draw:text-style-name="P2" draw:layer="layout" svg:width="0.816cm" svg:height="0.781cm" svg:x="2.216cm" svg:y="14.716cm">
          <draw:text-box>
            <text:p text:style-name="P2">M</text:p>
          </draw:text-box>
        </draw:frame>
        <draw:frame draw:style-name="gr10" draw:text-style-name="P2" draw:layer="layout" svg:width="0.508cm" svg:height="0.86cm" svg:x="1.889cm" svg:y="9.411cm">
          <draw:text-box>
            <text:p text:style-name="P2"><text:span text:style-name="T1">1</text:span></text:p>
          </draw:text-box>
        </draw:frame>
        <draw:custom-shape draw:style-name="gr14" draw:text-style-name="P5" xml:id="id61" draw:id="id61" draw:layer="layout" svg:width="1.778cm" svg:height="0.635cm" svg:x="8.112cm" svg:y="6.207cm">
          <text:p text:style-name="P5">subto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0" draw:id="id60" draw:layer="layout" svg:width="1.651cm" svg:height="0.635cm" svg:x="9.255cm" svg:y="6.842cm">
          <text:p text:style-name="P5">ship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59" draw:id="id59" draw:layer="layout" svg:width="1.397cm" svg:height="0.635cm" svg:x="7.731cm" svg:y="6.969cm">
          <text:p text:style-name="P5">ta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2" draw:id="id62" draw:layer="layout" svg:width="1.397cm" svg:height="0.508cm" svg:x="8.62cm" svg:y="8.62cm">
          <text:p text:style-name="P5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8.43cm" svg:y1="7.604cm" svg:x2="7.159cm" svg:y2="7.858cm" draw:start-shape="id59" draw:start-glue-point="8" draw:end-shape="id14" draw:end-glue-point="0" svg:d="m8430 7604c0 190-1271 64-1271 254">
          <text:p/>
        </draw:connector>
        <draw:connector draw:style-name="gr15" draw:text-style-name="P5" draw:layer="layout" draw:type="curve" svg:x1="10.081cm" svg:y1="7.477cm" svg:x2="7.159cm" svg:y2="7.858cm" draw:start-shape="id60" draw:start-glue-point="8" draw:end-shape="id14" draw:end-glue-point="0" svg:d="m10081 7477c0 751-1398 501-1398 191s-1524-561-1524 190">
          <text:p/>
        </draw:connector>
        <draw:connector draw:style-name="gr15" draw:text-style-name="P5" draw:layer="layout" draw:type="curve" svg:x1="8.112cm" svg:y1="6.525cm" svg:x2="7.159cm" svg:y2="7.858cm" draw:start-shape="id61" draw:start-glue-point="6" draw:end-shape="id14" draw:end-glue-point="0" svg:d="m8112 6525c-636 0-953 444-953 1333">
          <text:p/>
        </draw:connector>
        <draw:connector draw:style-name="gr15" draw:text-style-name="P5" draw:layer="layout" draw:type="curve" svg:x1="9.319cm" svg:y1="9.128cm" svg:x2="7.159cm" svg:y2="8.874cm" draw:start-shape="id62" draw:start-glue-point="8" draw:end-shape="id14" draw:end-glue-point="2" svg:d="m9319 9128c0 753-2160 880-2160-254">
          <text:p/>
        </draw:connector>
        <draw:custom-shape draw:style-name="gr14" draw:text-style-name="P5" xml:id="id64" draw:id="id64" draw:layer="layout" svg:width="1.778cm" svg:height="0.889cm" svg:x="16.24cm" svg:y="5.191cm">
          <text:p text:style-name="P5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5" draw:id="id65" draw:layer="layout" svg:width="1.143cm" svg:height="0.762cm" svg:x="18.653cm" svg:y="6.08cm">
          <text:p text:style-name="P5">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3" draw:id="id63" draw:layer="layout" svg:width="1.524cm" svg:height="0.889cm" svg:x="14.335cm" svg:y="8.62cm">
          <text:p text:style-name="P5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5.097cm" svg:y1="8.62cm" svg:x2="15.478cm" svg:y2="7.477cm" draw:start-shape="id63" draw:start-glue-point="4" draw:end-shape="id19" svg:d="m15097 8620c0-762 127-1143 381-1143">
          <text:p/>
        </draw:connector>
        <draw:connector draw:style-name="gr15" draw:text-style-name="P5" draw:layer="layout" draw:type="curve" svg:x1="17.129cm" svg:y1="6.08cm" svg:x2="16.748cm" svg:y2="6.969cm" draw:start-shape="id64" draw:start-glue-point="8" draw:end-shape="id19" draw:end-glue-point="0" svg:d="m17129 6080c0 667-381 223-381 889">
          <text:p/>
        </draw:connector>
        <draw:connector draw:style-name="gr15" draw:text-style-name="P5" draw:layer="layout" draw:type="curve" svg:x1="18.653cm" svg:y1="6.461cm" svg:x2="16.748cm" svg:y2="6.969cm" draw:start-shape="id65" draw:start-glue-point="6" draw:end-shape="id19" draw:end-glue-point="0" svg:d="m18653 6461c-1270 0-1905 169-1905 508">
          <text:p/>
        </draw:connector>
        <draw:custom-shape draw:style-name="gr14" draw:text-style-name="P5" xml:id="id70" draw:id="id70" draw:layer="layout" svg:width="1.27cm" svg:height="0.635cm" svg:x="5.318cm" svg:y="12.049cm">
          <text:p text:style-name="P5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9" draw:id="id69" draw:layer="layout" svg:width="1.27cm" svg:height="0.762cm" svg:x="6.461cm" svg:y="12.684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7" draw:id="id67" draw:layer="layout" svg:width="1.143cm" svg:height="0.635cm" svg:x="6.334cm" svg:y="10.652cm">
          <text:p text:style-name="P5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8" draw:id="id68" draw:layer="layout" svg:width="1.905cm" svg:height="0.762cm" svg:x="7.985cm" svg:y="10.779cm">
          <text:p text:style-name="P5">last_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66" draw:id="id66" draw:layer="layout" svg:width="2.032cm" svg:height="0.762cm" svg:x="4.556cm" svg:y="9.382cm">
          <text:p text:style-name="P5">join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5.572cm" svg:y1="10.144cm" svg:x2="7.096cm" svg:y2="12.112cm" draw:start-shape="id66" draw:start-glue-point="8" draw:end-shape="id8" draw:end-glue-point="3" svg:d="m5572 10144c0 1312 508 1968 1524 1968">
          <text:p/>
        </draw:connector>
        <draw:connector draw:style-name="gr15" draw:text-style-name="P5" draw:layer="layout" draw:type="curve" svg:x1="6.906cm" svg:y1="11.287cm" svg:x2="7.858cm" svg:y2="11.668cm" draw:start-shape="id67" draw:start-glue-point="8" draw:end-shape="id8" draw:end-glue-point="0" svg:d="m6906 11287c0 285 952 95 952 381">
          <text:p/>
        </draw:connector>
        <draw:connector draw:style-name="gr15" draw:text-style-name="P5" draw:layer="layout" draw:type="curve" svg:x1="8.938cm" svg:y1="11.541cm" svg:x2="8.62cm" svg:y2="12.112cm" draw:start-shape="id68" draw:start-glue-point="8" draw:end-shape="id8" draw:end-glue-point="1" svg:d="m8938 11541c0 381-106 571-318 571">
          <text:p/>
        </draw:connector>
        <draw:connector draw:style-name="gr15" draw:text-style-name="P5" draw:layer="layout" draw:type="curve" svg:x1="7.731cm" svg:y1="13.065cm" svg:x2="7.858cm" svg:y2="12.557cm" draw:start-shape="id69" draw:start-glue-point="10" draw:end-shape="id8" draw:end-glue-point="2" svg:d="m7731 13065c85 0 127-169 127-508">
          <text:p/>
        </draw:connector>
        <draw:connector draw:style-name="gr15" draw:text-style-name="P5" draw:layer="layout" draw:type="curve" svg:x1="6.588cm" svg:y1="12.367cm" svg:x2="7.096cm" svg:y2="12.112cm" draw:start-shape="id70" draw:start-glue-point="10" draw:end-shape="id8" draw:end-glue-point="3" svg:d="m6588 12367c382 0 129-255 508-255">
          <text:p/>
        </draw:connector>
        <draw:custom-shape draw:style-name="gr14" draw:text-style-name="P5" xml:id="id71" draw:id="id71" draw:layer="layout" svg:width="1.905cm" svg:height="0.635cm" svg:x="8.874cm" svg:y="12.557cm">
          <text:p text:style-name="P5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8.874cm" svg:y1="12.875cm" svg:x2="7.858cm" svg:y2="12.557cm" draw:start-shape="id71" draw:start-glue-point="6" draw:end-shape="id8" draw:end-glue-point="2" svg:d="m8874 12875c-678 0-1016-106-1016-318">
          <text:p/>
        </draw:connector>
        <draw:custom-shape draw:style-name="gr14" draw:text-style-name="P5" xml:id="id75" draw:id="id75" draw:layer="layout" svg:width="2.032cm" svg:height="0.762cm" svg:x="12.811cm" svg:y="10.017cm">
          <text:p text:style-name="P5">address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6" draw:id="id76" draw:layer="layout" svg:width="2.032cm" svg:height="0.889cm" svg:x="13.573cm" svg:y="11.16cm">
          <text:p text:style-name="P5">address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8" draw:id="id78" draw:layer="layout" svg:width="2.032cm" svg:height="1.016cm" svg:x="16.367cm" svg:y="11.16cm">
          <text:p text:style-name="P5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4" draw:id="id74" draw:layer="layout" svg:width="1.778cm" svg:height="0.762cm" svg:x="14.97cm" svg:y="13.573cm">
          <text:p text:style-name="P5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9" draw:id="id79" draw:layer="layout" svg:width="1.81cm" svg:height="1.016cm" svg:x="19.002cm" svg:y="11.541cm">
          <text:p text:style-name="P5">zi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80" draw:id="id80" draw:layer="layout" svg:width="2.032cm" svg:height="0.762cm" svg:x="17.483cm" svg:y="12.551cm">
          <text:p text:style-name="P5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7" draw:id="id77" draw:layer="layout" svg:width="1.397cm" svg:height="0.889cm" svg:x="15.351cm" svg:y="10.398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72" draw:id="id72" draw:layer="layout" svg:width="1.778cm" svg:height="0.762cm" svg:x="12.811cm" svg:y="13.827cm">
          <text:p text:style-name="P5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3.7cm" svg:y1="13.827cm" svg:x2="12.525cm" svg:y2="13.3cm" draw:start-shape="id72" draw:start-glue-point="4" draw:end-shape="id73" draw:end-glue-point="3" svg:d="m13700 13827c0-352-391-527-1175-527">
          <text:p/>
        </draw:connector>
        <draw:connector draw:style-name="gr15" draw:text-style-name="P5" draw:layer="layout" draw:type="curve" svg:x1="14.97cm" svg:y1="13.954cm" svg:x2="13.827cm" svg:y2="12.811cm" draw:start-shape="id74" draw:start-glue-point="6" draw:end-shape="id17" svg:d="m14970 13954c-856 0-285-1143-1143-1143">
          <text:p/>
        </draw:connector>
        <draw:connector draw:style-name="gr15" draw:text-style-name="P5" draw:layer="layout" draw:type="curve" svg:x1="12.811cm" svg:y1="10.398cm" svg:x2="12.43cm" svg:y2="12.303cm" draw:start-shape="id75" draw:start-glue-point="6" draw:end-shape="id17" draw:end-glue-point="0" svg:d="m12811 10398c-751 0-626 572-533 763s152 1 152 1142">
          <text:p/>
        </draw:connector>
        <draw:connector draw:style-name="gr15" draw:text-style-name="P5" draw:layer="layout" draw:type="curve" svg:x1="13.573cm" svg:y1="11.604cm" svg:x2="12.43cm" svg:y2="12.303cm" draw:start-shape="id76" draw:start-glue-point="6" draw:end-shape="id17" draw:end-glue-point="0" svg:d="m13573 11604c-762 0-1143 233-1143 699">
          <text:p/>
        </draw:connector>
        <draw:connector draw:style-name="gr15" draw:text-style-name="P5" draw:layer="layout" draw:type="curve" svg:x1="15.351cm" svg:y1="10.842cm" svg:x2="12.43cm" svg:y2="12.303cm" draw:start-shape="id77" draw:start-glue-point="6" draw:end-shape="id17" draw:end-glue-point="0" svg:d="m15351 10842c-1948 0-2921 487-2921 1461">
          <text:p/>
        </draw:connector>
        <draw:connector draw:style-name="gr15" draw:text-style-name="P5" draw:layer="layout" draw:type="curve" svg:x1="16.367cm" svg:y1="11.668cm" svg:x2="13.827cm" svg:y2="12.811cm" draw:start-shape="id78" draw:start-glue-point="6" draw:end-shape="id17" draw:end-glue-point="1" svg:d="m16367 11668c-1905 0-635 1143-2540 1143">
          <text:p/>
        </draw:connector>
        <draw:connector draw:style-name="gr15" draw:text-style-name="P5" draw:layer="layout" draw:type="curve" draw:line-skew="1.191cm" svg:x1="19.002cm" svg:y1="12.049cm" svg:x2="13.827cm" svg:y2="12.811cm" draw:start-shape="id79" draw:start-glue-point="6" draw:end-shape="id17" draw:end-glue-point="1" svg:d="m19002 12049c-2094 0 493 762-5175 762">
          <text:p/>
        </draw:connector>
        <draw:connector draw:style-name="gr15" draw:text-style-name="P5" draw:layer="layout" draw:type="curve" svg:x1="17.483cm" svg:y1="12.932cm" svg:x2="13.827cm" svg:y2="12.811cm" draw:start-shape="id80" draw:start-glue-point="6" draw:end-shape="id17" draw:end-glue-point="1" svg:d="m17483 12932c-2742 0-914-121-3656-121">
          <text:p/>
        </draw:connector>
        <draw:custom-shape draw:style-name="gr14" draw:text-style-name="P5" xml:id="id81" draw:id="id81" draw:layer="layout" svg:width="1.397cm" svg:height="0.635cm" svg:x="10.652cm" svg:y="17.764cm">
          <text:p text:style-name="P5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82" draw:id="id82" draw:layer="layout" svg:width="2.159cm" svg:height="0.762cm" svg:x="9.89cm" svg:y="18.907cm">
          <text:p text:style-name="P5">cc_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83" draw:id="id83" draw:layer="layout" svg:width="2.286cm" svg:height="0.762cm" svg:x="10.652cm" svg:y="20.431cm">
          <text:p text:style-name="P5">sec_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84" draw:id="id84" draw:layer="layout" svg:width="1.905cm" svg:height="0.889cm" svg:x="13.446cm" svg:y="20.304cm">
          <text:p text:style-name="P5">exp_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2.049cm" svg:y1="18.082cm" svg:x2="13.446cm" svg:y2="18.843cm" draw:start-shape="id81" draw:start-glue-point="10" draw:end-shape="id20" draw:end-glue-point="3" svg:d="m12049 18082c1048 0 350 761 1397 761">
          <text:p/>
        </draw:connector>
        <draw:connector draw:style-name="gr15" draw:text-style-name="P5" draw:layer="layout" draw:type="curve" svg:x1="12.049cm" svg:y1="19.288cm" svg:x2="13.446cm" svg:y2="18.843cm" draw:start-shape="id82" draw:start-glue-point="10" draw:end-shape="id20" svg:d="m12049 19288c1048 0 350-445 1397-445">
          <text:p/>
        </draw:connector>
        <draw:connector draw:style-name="gr15" draw:text-style-name="P5" draw:layer="layout" draw:type="curve" svg:x1="11.795cm" svg:y1="20.431cm" svg:x2="14.335cm" svg:y2="19.288cm" draw:start-shape="id83" draw:start-glue-point="4" draw:end-shape="id20" draw:end-glue-point="2" svg:d="m11795 20431c0-858 2540-287 2540-1143">
          <text:p/>
        </draw:connector>
        <draw:connector draw:style-name="gr15" draw:text-style-name="P5" draw:layer="layout" draw:type="curve" svg:x1="14.399cm" svg:y1="20.304cm" svg:x2="14.335cm" svg:y2="19.288cm" draw:start-shape="id84" draw:start-glue-point="4" draw:end-shape="id20" draw:end-glue-point="2" svg:d="m14399 20304c0-763-64-256-64-101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yan McGowan</meta:initial-creator>
    <meta:creation-date>2011-10-10T23:21:58</meta:creation-date>
    <dc:date>2011-10-11T01:15:58</dc:date>
    <dc:creator>Ryan McGowan</dc:creator>
    <meta:editing-duration>PT1H7M44S</meta:editing-duration>
    <meta:editing-cycles>3</meta:editing-cycles>
    <meta:generator>LibreOffice/3.4$Linux LibreOffice_project/340m1$Build-302</meta:generator>
    <meta:document-statistic meta:object-count="197"/>
  </office:meta>
</office:document-meta>
</file>